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4-02_21-07-55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4-03_03-47-11_000.jpg</text:p>
          </table:table-cell>
          <table:table-cell table:style-name="ce26" office:value-type="string">
            <text:p>:m other / log / 寝る前　ウェブ閲覧　記録　（for オナニー） / 了 / other=0:30頃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了 / other=0:30頃~">
            <text:p>:m other / log / 寝る前　ウェブ閲覧　記録　（for オナニー） / 了 / other=0:30頃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4-03_04-02-35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4-03_08-34-25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4-03_10-16-42_000.jpg</text:p>
          </table:table-cell>
          <table:table-cell table:style-name="ce34" office:value-type="string">
            <text:p>:m 東和 PHOTO / 220402sa / 中野坂上駅 / 横浜市南区万世町二丁目計画 / １名 / 大同産業（池田建設） / 日報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東和 PHOTO / 220402sa / 中野坂上駅 / 横浜市南区万世町二丁目計画 / １名 / 大同産業（池田建設） / 日報">
            <text:p>:m 東和 PHOTO / 220402sa / 中野坂上駅 / 横浜市南区万世町二丁目計画 / １名 / 大同産業（池田建設） / 日報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3_12-54-36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4-03_16-01-40_000.jpg</text:p>
          </table:table-cell>
          <table:table-cell table:style-name="ce34" office:value-type="string">
            <text:p>:m :篠笛,shinobue #*# / session-memo / s.1~s.- / pr; / picture=~,content=~,for=,other=~ / N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~s.- / pr; / picture=~,content=~,for=,other=~ / N~">
            <text:p>:m :篠笛,shinobue #*# / session-memo / s.1~s.- / pr; / picture=~,content=~,for=,other=~ / N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4-03_16-35-21_000.jpg</text:p>
          </table:table-cell>
          <table:table-cell table:style-name="ce34" office:value-type="string">
            <text:p>:m #*# RES / JVEMV6 64#140-7.5 / 『大坂一件大塩平八郎存書』 / w=得手勝手の～公々授受贈貰 / p.~ / topic=~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#*# RES / JVEMV6 64#140-7.5 / 『大坂一件大塩平八郎存書』 / w=得手勝手の～公々授受贈貰 / p.~ / topic=~,other=~">
            <text:p>:m #*# RES / JVEMV6 64#140-7.5 / 『大坂一件大塩平八郎存書』 / w=得手勝手の～公々授受贈貰 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4-03_17-38-49_000.jpg</text:p>
          </table:table-cell>
          <table:table-cell table:style-name="ce34" office:value-type="string">
            <text:p>:m #*# RES / JVEMV6 64#156_2.1_manyoo_1 / 『萬葉集①　巻第一～巻第四』 / w=橿原市[かしはら；畝傍山；中ツ道 / p.32 / topic=~,other=~,publisher=小学館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#*# RES / JVEMV6 64#156_2.1_manyoo_1 / 『萬葉集①　巻第一～巻第四』 / w=橿原市[かしはら；畝傍山；中ツ道 / p.32 / topic=~,other=~,publisher=小学館">
            <text:p>:m #*# RES / JVEMV6 64#156_2.1_manyoo_1 / 『萬葉集①　巻第一～巻第四』 / w=橿原市[かしはら；畝傍山；中ツ道 / p.32 / topic=~,other=~,publisher=小学館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4-03_19-05-45_000.jpg</text:p>
          </table:table-cell>
          <table:table-cell table:style-name="ce34" office:value-type="string">
            <text:p>:m :篠笛,shinobue #*# / session-memo / s.1~s.2 / pr;pr / picture=~,content=~,for=,other=~ / N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~s.2 / pr;pr / picture=~,content=~,for=,other=~ / N~">
            <text:p>:m :篠笛,shinobue #*# / session-memo / s.1~s.2 / pr;pr / picture=~,content=~,for=,other=~ / N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4">2022/04/04</text:date>, <text:time>10:1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4T10:11:15.65</dc:date>
    <dc:creator>iwabuchi ken</dc:creator>
    <meta:editing-duration>P45DT7H14M59S</meta:editing-duration>
    <meta:editing-cycles>14856</meta:editing-cycles>
    <meta:document-statistic meta:table-count="2" meta:cell-count="481" meta:object-count="0"/>
    <meta:user-defined meta:name="qrichtext">1</meta:user-defined>
  </office:meta>
</office:document-meta>
</file>